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2cc" officeooo:paragraph-rsid="001112cc"/>
    </style:style>
    <style:style style:name="P2" style:family="paragraph" style:parent-style-name="Standard">
      <style:text-properties officeooo:rsid="00116e41" officeooo:paragraph-rsid="00116e41"/>
    </style:style>
    <style:style style:name="P3" style:family="paragraph" style:parent-style-name="Standard">
      <style:text-properties officeooo:rsid="00125dab" officeooo:paragraph-rsid="00125dab"/>
    </style:style>
    <style:style style:name="P4" style:family="paragraph" style:parent-style-name="Standard">
      <style:text-properties officeooo:rsid="00116e41" officeooo:paragraph-rsid="00116e41"/>
    </style:style>
    <style:style style:name="P5" style:family="paragraph" style:parent-style-name="Standard">
      <style:text-properties officeooo:rsid="00131eef" officeooo:paragraph-rsid="00131eef"/>
    </style:style>
    <style:style style:name="P6" style:family="paragraph" style:parent-style-name="Standard">
      <style:text-properties officeooo:paragraph-rsid="00131eef"/>
    </style:style>
    <style:style style:name="T1" style:family="text">
      <style:text-properties officeooo:rsid="00131e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0509 </text:span></text:p>
      <text:p text:style-name="P6">using long component -&gt; one Gaussian per component -&gt; then using these long component gaussian creating the poduct of gaussian -&gt; sampling. </text:p>
      <text:p text:style-name="P6">using short component -&gt; one Gaussian per component -&gt; add to the sampling. I want to see the "after"2D plot. if possible I would like to see the color difference from long comp or short comp. </text:p>
      <text:p text:style-name="P5"/>
      <text:p text:style-name="P5"/>
      <text:p text:style-name="P2"/>
      <text:p text:style-name="P2">Using any mixture model. </text:p>
      <text:p text:style-name="P2"/>
      <text:p text:style-name="P1">Then product of small component to get more samples. <text:s/></text:p>
      <text:p text:style-name="Standard"/>
      <text:p text:style-name="Standard"/>
      <text:p text:style-name="P3">Do not modify “runSDCL.cpp”</text:p>
      <text:p text:style-name="Standard"/>
      <text:p text:style-name="Standard"/>
      <text:p text:style-name="Standard">(base) chanmi@chanmi-Precision-Tower-5810:~$ conda activate motion</text:p>
      <text:p text:style-name="Standard">(motion) chanmi@chanmi-Precision-Tower-5810:~$ cd SDCL/build</text:p>
      <text:p text:style-name="Standard">(motion) chanmi@chanmi-Precision-Tower-5810:~/SDCL/build$ export PATH="$HOME/amino/install/bin:$PATH"</text:p>
      <text:p text:style-name="Standard">export LD_LIBRARY_PATH="$HOME/amino/install/lib:$LD_LIBRARY_PATH"</text:p>
      <text:p text:style-name="Standard"/>
      <text:p text:style-name="Standard">cmake .. \</text:p>
      <text:p text:style-name="Standard"><text:s text:c="2"/>-DCMAKE_PREFIX_PATH=$CONDA_PREFIX \</text:p>
      <text:p text:style-name="Standard"><text:s text:c="2"/>-DCMAKE_INSTALL_RPATH=$CONDA_PREFIX/lib \</text:p>
      <text:p text:style-name="Standard"><text:s text:c="2"/>-DCMAKE_BUILD_WITH_INSTALL_RPATH=ON</text:p>
      <text:p text:style-name="Standard"/>
      <text:p text:style-name="Standard">make -j4</text:p>
      <text:p text:style-name="Standard">CMake Deprecation Warning at resource/twistycool_own/CMakeLists.txt:1 (cmake_minimum_required):</text:p>
      <text:p text:style-name="Standard"><text:s text:c="2"/>Compatibility with CMake &lt; 2.8.12 will be removed from a future version of</text:p>
      <text:p text:style-name="Standard"><text:s text:c="2"/>CMake.</text:p>
      <text:p text:style-name="Standard"/>
      <text:p text:style-name="Standard"><text:s text:c="2"/>Update the VERSION argument &lt;min&gt; value or use a ...&lt;max&gt; suffix to tell</text:p>
      <text:p text:style-name="Standard"><text:s text:c="2"/>CMake that the project does not need compatibility with older versions.</text:p>
      <text:p text:style-name="Standard"/>
      <text:p text:style-name="Standard"/>
      <text:p text:style-name="Standard">CMake Warning (dev) at resource/twistycool_own/CMakeLists.txt:2 (project):</text:p>
      <text:p text:style-name="Standard"><text:s text:c="2"/>Policy CMP0048 is not set: project() command manages VERSION variables.</text:p>
      <text:p text:style-name="Standard"><text:s text:c="2"/>Run "cmake --help-policy CMP0048" for policy details. <text:s/>Use the cmake_policy</text:p>
      <text:p text:style-name="Standard"><text:s text:c="2"/>command to set the policy and suppress this warning.</text:p>
      <text:p text:style-name="Standard"/>
      <text:p text:style-name="Standard"><text:s text:c="2"/>The following variable(s) would be set to empty:</text:p>
      <text:p text:style-name="Standard"/>
      <text:p text:style-name="Standard"><text:s text:c="4"/>PROJECT_VERSION</text:p>
      <text:p text:style-name="Standard"><text:s text:c="4"/>PROJECT_VERSION_MAJOR</text:p>
      <text:p text:style-name="Standard"><text:s text:c="4"/>PROJECT_VERSION_MINOR</text:p>
      <text:p text:style-name="Standard">This warning is for project developers. <text:s/>Use -Wno-dev to suppress it.</text:p>
      <text:p text:style-name="Standard"/>
      <text:p text:style-name="Standard"><text:soft-page-break/>-- Finding LZ4 libraries</text:p>
      <text:p text:style-name="Standard">-- Found: /home/chanmi/miniconda3/envs/motion/lib/liblz4.so</text:p>
      <text:p text:style-name="Standard">-- Configuring done</text:p>
      <text:p text:style-name="Standard">-- Generating done</text:p>
      <text:p text:style-name="Standard">-- Build files have been written to: /home/chanmi/SDCL/build</text:p>
      <text:p text:style-name="Standard">Consolidate compiler generated dependencies of target parser</text:p>
      <text:p text:style-name="Standard">Consolidate compiler generated dependencies of target scene</text:p>
      <text:p text:style-name="Standard">Consolidate compiler generated dependencies of target env</text:p>
      <text:p text:style-name="Standard">[ 11%] Built target parser</text:p>
      <text:p text:style-name="Standard">Consolidate compiler generated dependencies of target SDCL</text:p>
      <text:p text:style-name="Standard">[ 29%] Built target scene</text:p>
      <text:p text:style-name="Standard">[ 64%] Built target env</text:p>
      <text:p text:style-name="Standard">Consolidate compiler generated dependencies of target scenes</text:p>
      <text:p text:style-name="Standard">[ 76%] Built target scenes</text:p>
      <text:p text:style-name="Standard">[ 88%] Built target SDCL</text:p>
      <text:p text:style-name="Standard">Consolidate compiler generated dependencies of target RunSDCL</text:p>
      <text:p text:style-name="Standard">[100%] Built target RunSDCL</text:p>
      <text:p text:style-name="Standard">(motion) chanmi@chanmi-Precision-Tower-5810:~/SDCL/build$ ./RunSDCL 5 1 False False</text:p>
      <text:p text:style-name="Standard">SDCL planner start!</text:p>
      <text:p text:style-name="Standard">Parsed <text:s/>scene=5 <text:s/>duration=1 <text:s/>use_training=0 <text:s/>use_Gaussian=0</text:p>
      <text:p text:style-name="Standard">Unimplemented collision type: grid</text:p>
      <text:p text:style-name="Standard">Scene setup done! Collision check result = 1</text:p>
      <text:p text:style-name="Standard">Settings for the state space 'RealVectorSpace0'</text:p>
      <text:p text:style-name="Standard"><text:s text:c="2"/>- state validity check resolution: 1%</text:p>
      <text:p text:style-name="Standard"><text:s text:c="2"/>- valid segment count factor: 1</text:p>
      <text:p text:style-name="Standard"><text:s text:c="2"/>- state space:</text:p>
      <text:p text:style-name="Standard">Real vector state space 'RealVectorSpace0' of dimension 6 with bounds: </text:p>
      <text:p text:style-name="Standard"><text:s text:c="2"/>- min: -3 -3 0 -3.14159 -3.14159 -3.14159 </text:p>
      <text:p text:style-name="Standard"><text:s text:c="2"/>- max: 3 3 3 3.14159 3.14159 3.14159 </text:p>
      <text:p text:style-name="Standard"/>
      <text:p text:style-name="Standard">Declared parameters:</text:p>
      <text:p text:style-name="Standard">longest_valid_segment_fraction = 0.01</text:p>
      <text:p text:style-name="Standard">projection.cellsize.0 = 0.0760702</text:p>
      <text:p text:style-name="Standard">projection.cellsize.1 = 0.0722229</text:p>
      <text:p text:style-name="Standard">projection.cellsize_factor = 0</text:p>
      <text:p text:style-name="Standard">valid_segment_count_factor = 1</text:p>
      <text:p text:style-name="Standard">Valid state sampler named uniform with parameters:</text:p>
      <text:p text:style-name="Standard">nr_attempts = 100</text:p>
      <text:p text:style-name="Standard">Start states:</text:p>
      <text:p text:style-name="Standard">RealVectorState [0 1.5 0 0 0 0]</text:p>
      <text:p text:style-name="Standard">Goal state, threshold = 2.22045e-16, memory address = 0x6263a27508a0, state = </text:p>
      <text:p text:style-name="Standard">RealVectorState [0 -1.5 0 0 0 0]</text:p>
      <text:p text:style-name="Standard">OptimizationObjective = nullptr</text:p>
      <text:p text:style-name="Standard">There are 0 solutions</text:p>
      <text:p text:style-name="Standard">Info: <text:s text:c="3"/>SDCL: Starting planning with 2 states already in datastructure</text:p>
      <text:p text:style-name="Standard">Info: <text:s text:c="3"/>SDCL: Created 880 states</text:p>
      <text:p text:style-name="Standard">Info: <text:s text:c="3"/>Total training time is 0.000000, total sampling time is 0.000000.</text:p>
      <text:p text:style-name="Standard">Info: <text:s text:c="3"/>Components with &lt;= 100 states:</text:p>
      <text:p text:style-name="Standard">Info: <text:s text:c="3"/>Using approximate solution, heuristic cost-to-go is 2.297232</text:p>
      <text:p text:style-name="Standard"><text:soft-page-break/>Info: <text:s text:c="3"/>ProblemDefinition: Adding approximate solution from planner SDCL</text:p>
      <text:p text:style-name="Standard">No solution found.</text:p>
      <text:p text:style-name="Standard">Saved scatter plot to roadmapBefore.png</text:p>
      <text:p text:style-name="Standard">Info: <text:s text:c="3"/>Component 2 =&gt; best BIC=9742.61 with 2 mixture comps</text:p>
      <text:p text:style-name="Standard">Info: <text:s text:c="3"/>Component 3 =&gt; best BIC=8241.70 with 1 mixture comps</text:p>
      <text:p text:style-name="Standard">Info: <text:s text:c="3"/>Done building per component diagonal GMMs =&gt; compGMMsDiag_</text:p>
      <text:p text:style-name="Standard">[Comp 3, Clust 0] vs [Comp 2, Clust 0] =&gt; BD = 2.14691</text:p>
      <text:p text:style-name="Standard">[Comp 3, Clust 0] vs [Comp 2, Clust 1] =&gt; BD = 2.23299</text:p>
      <text:p text:style-name="Standard">Info: <text:s text:c="3"/>Components with &lt;= 100 states:</text:p>
      <text:p text:style-name="Standard">Info: <text:s text:c="3"/>No clusters or fallback single-states from short comps. Nothing to do.</text:p>
      <text:p text:style-name="Standard">Saved scatter plot to roadmapAfter.png</text:p>
      <text:p text:style-name="Standard">Info: <text:s text:c="3"/>plotPerComponentGMMClusters: skipping comp 2, dim != 2</text:p>
      <text:p text:style-name="Standard">Info: <text:s text:c="3"/>plotPerComponentGMMClusters: skipping comp 3, dim != 2</text:p>
      <text:p text:style-name="Standard"/>
      <text:p text:style-name="Standard">plot </text:p>
      <text:p text:style-name="Standard"><text:s text:c="5"/>^</text:p>
      <text:p text:style-name="Standard">"multishow2.plt" line 80: function to plot expected</text:p>
      <text:p text:style-name="Standard"/>
      <text:p text:style-name="Standard">Saved per‐component GMM cluster plot to clustersPerComp.png</text:p>
      <text:p text:style-name="Standard">Total run time: 1.56958 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09:54:04.733037145</meta:creation-date>
    <dc:date>2025-05-09T12:21:27.059463830</dc:date>
    <meta:editing-duration>PT3M5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95" meta:word-count="601" meta:character-count="4474" meta:non-whitespace-character-count="3864"/>
  </office:meta>
</office:document-meta>
</file>